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6.36pt"/>
    </style:style>
    <style:style style:name="co3" style:family="table-column">
      <style:table-column-properties fo:break-before="auto" style:column-width="296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fo:background-color="#ffd7d7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 style:data-style-name="N100">
      <style:table-cell-properties fo:background-color="#ffffa6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100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100">
      <style:table-cell-properties fo:background-color="#ffffa6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transparent"/>
    </style:style>
    <style:style style:name="ce8" style:family="table-cell" style:parent-style-name="Default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d7d7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#ffffa6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00">
      <style:table-cell-properties fo:wrap-option="wrap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0">
      <style:table-cell-properties fo:background-color="#ffd7d7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a6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00">
      <style:table-cell-properties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cases" table:style-name="ta1">
        <table:table-column table:style-name="co1" table:default-cell-style-name="ce6"/>
        <table:table-column table:style-name="co1" table:default-cell-style-name="Default"/>
        <table:table-column table:style-name="co2" table:default-cell-style-name="Default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Key </text:p>
          </table:table-cell>
          <table:table-cell table:style-name="ce14" office:value-type="string" calcext:value-type="string">
            <text:p>Valu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1: Periodic String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1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1-periodic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0</text:p>
          </table:table-cell>
          <table:table-cell table:style-name="ce10" office:value-type="string" calcext:value-type="string">
            <text:p>title</text:p>
          </table:table-cell>
          <table:table-cell table:style-name="ce16" office:value-type="string" calcext:value-type="string">
            <text:p>Layout OK; build successful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1.0</text:p>
          </table:table-cell>
          <table:table-cell table:style-name="ce11" office:value-type="string" calcext:value-type="string">
            <text:p>fname</text:p>
          </table:table-cell>
          <table:table-cell table:style-name="ce17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1.0</text:p>
          </table:table-cell>
          <table:table-cell table:style-name="ce11" office:value-type="string" calcext:value-type="string">
            <text:p>expected</text:p>
          </table:table-cell>
          <table:table-cell table:style-name="ce17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1.0</text:p>
          </table:table-cell>
          <table:table-cell table:style-name="ce11" office:value-type="string" calcext:value-type="string">
            <text:p>label</text:p>
          </table:table-cell>
          <table:table-cell table:style-name="ce17" office:value-type="string" calcext:value-type="string">
            <text:p>Build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1.0</text:p>
          </table:table-cell>
          <table:table-cell table:style-name="ce11" office:value-type="string" calcext:value-type="string">
            <text:p>type</text:p>
          </table:table-cell>
          <table:table-cell table:style-name="ce17" office:value-type="string" calcext:value-type="string">
            <text:p>nonfunctional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imple test on strings</text:p>
          </table:table-cell>
          <table:table-cell table:number-columns-repeated="6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imple test on decimal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gnored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imple test on hexadecimal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gnored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Extremely short string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hort (1-2 character) perio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Periodic inputs: Up to 100 ch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3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3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Periodic inputs: Up to 1000 ch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4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4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Non-Periodic inputs: Up to 1000 ch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5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5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5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One more decimal tes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6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6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6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gnored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7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One more hexadecimal tes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7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7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7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7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7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gnored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2: Find Extrem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2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2-find-extrem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0</text:p>
          </table:table-cell>
          <table:table-cell table:style-name="ce10" office:value-type="string" calcext:value-type="string">
            <text:p>title</text:p>
          </table:table-cell>
          <table:table-cell table:style-name="ce16" office:value-type="string" calcext:value-type="string">
            <text:p>Layout OK; build successful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2.0</text:p>
          </table:table-cell>
          <table:table-cell table:style-name="ce11" office:value-type="string" calcext:value-type="string">
            <text:p>fname</text:p>
          </table:table-cell>
          <table:table-cell table:style-name="ce17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2.0</text:p>
          </table:table-cell>
          <table:table-cell table:style-name="ce11" office:value-type="string" calcext:value-type="string">
            <text:p>expected</text:p>
          </table:table-cell>
          <table:table-cell table:style-name="ce17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2.0</text:p>
          </table:table-cell>
          <table:table-cell table:style-name="ce11" office:value-type="string" calcext:value-type="string">
            <text:p>label</text:p>
          </table:table-cell>
          <table:table-cell table:style-name="ce17" office:value-type="string" calcext:value-type="string">
            <text:p>Build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2.0</text:p>
          </table:table-cell>
          <table:table-cell table:style-name="ce11" office:value-type="string" calcext:value-type="string">
            <text:p>type</text:p>
          </table:table-cell>
          <table:table-cell table:style-name="ce17" office:value-type="string" calcext:value-type="string">
            <text:p>nonfunctional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hree students, some rounding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2.1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1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Just one stude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any identical ag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100 students; 15-digit doubl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4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4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10000 students normally distribut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5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5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Five students, integer-only input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2.6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6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6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3: Invert an ordered tre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3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3-alic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4 internal nodes in preorder sequence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4 internal nodes NOT in preorder sequence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2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mallest example - 1 internal node, 1 child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3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Bushy tree: 10000 nodes, 2 levels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4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4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4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4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kinny binary tree: 9999 nodes, 4999 levels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5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5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5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5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edium example; root is the smallest; mixed order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6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6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6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6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7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edium example; root is not the smallest; mixed order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7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7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7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7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7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7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8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Large example; about 10000 nodes, mixed.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8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8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8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8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8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8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9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ing speed with deep tree (small ints), 10000 nodes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9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9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9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9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9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9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10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ing speed with deep tree (small ints), 10000 nodes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0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10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0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0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0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0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4: Matrix Operation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4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4-matric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ultiplying 2 small matrices (Z)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1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Adding 2 small matrices (Q)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2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Impossible multiplying 2 small matrices (R)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3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Impossible subtraction of 2 medium matrices (Z)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4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4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4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4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Impossible addition of 2 medium matrices (Q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5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5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Row-vector 1*n multiplies with square n*n matrix (Z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6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6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6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7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atrices 2x2 add together to test rounding (R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7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7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7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8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ultiply from the left with a very sparse matrix 256*256 (Z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8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8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8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9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ultiply from the right with a sparse matrix 256*256 (Q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9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9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9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10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ultiply matrices with small denominators 256*256 (Q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0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10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0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0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0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5: Circle List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5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5-circle-list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5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5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5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5.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4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4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5.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5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5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5.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6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6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6: Shap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6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6-shap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6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raw a square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1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raw a circle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2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ranslate and draw a square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3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o two transformations on a square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4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4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4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1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raw the flag of Japan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1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1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1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1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raw the flag of Czech Republic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2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2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2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1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raw a demo of overlapping shapes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3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3expected.svg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3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6.1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style-name="ce13" table:number-columns-repeated="61"/>
        </table:table-row>
        <table:table-row table:style-name="ro1">
          <table:table-cell table:style-name="ce5" office:value-type="string" calcext:value-type="string">
            <text:p>6.1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raw the flag of Cu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4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4expected.sv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7: Alien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7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7-alien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4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4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5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5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6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6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6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7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7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7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7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7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7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8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8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8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8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8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8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9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9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9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9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9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9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7.10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case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0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0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0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0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.1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8: Balanced Tre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8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8-balanced-tre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8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imple testcase for all queri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8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Only inserts; intervals in lex ord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3">
          <table:table-cell table:style-name="ce5" office:value-type="string" calcext:value-type="string">
            <text:p>8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<text:span text:style-name="T1">Only inserts; i</text:span>ntervals in colex ord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8.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Insert and erase in mixed order; no rotations (shortlex order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4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4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8.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Insert medium size natural te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5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5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5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3">
          <table:table-cell table:style-name="ce5" office:value-type="string" calcext:value-type="string">
            <text:p>8.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<text:span text:style-name="T1">Insert very long natural text; i</text:span>ncrement badness correctl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6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6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6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8.7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All types of AVL rotations upon ins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7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7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7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7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7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3">
          <table:table-cell table:style-name="ce5" office:value-type="string" calcext:value-type="string">
            <text:p>8.8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Insert in increasing (lex) order; check rotations</text:p>
          </table:table-cell>
          <table:table-cell office:value-type="string" calcext:value-type="string">
            <text:p><text:a xlink:href="https://www.ef.com/wwen/english-resources/english-vocabulary/top-3000-words/" xlink:type="simple">https://www.ef.com/wwen/english-resources/english-vocabulary/top-3000-words/</text:a>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.8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8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8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8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8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8.9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onotonous subsequences of random length inserte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9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9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8.10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All types of AVL rotations upon eras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10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0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10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0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10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.1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 table:number-rows-repeated="25">
          <table:table-cell table:style-name="Default"/>
          <table:table-cell table:number-columns-repeated="63"/>
        </table:table-row>
        <table:table-row table:style-name="ro1" table:number-rows-repeated="10481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ce6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8.1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ifferent simple cases of remove a single node in a BST</text:p>
          </table:table-cell>
        </table:table-row>
        <table:table-row table:style-name="ro1">
          <table:table-cell office:value-type="string" calcext:value-type="string">
            <text:p>8.1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1in.txt</text:p>
          </table:table-cell>
        </table:table-row>
        <table:table-row table:style-name="ro1">
          <table:table-cell office:value-type="string" calcext:value-type="string">
            <text:p>8.1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1expected.txt</text:p>
          </table:table-cell>
        </table:table-row>
        <table:table-row table:style-name="ro1">
          <table:table-cell office:value-type="string" calcext:value-type="string">
            <text:p>8.1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8.1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table:style-name="ce5" office:value-type="string" calcext:value-type="string">
            <text:p>8.1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ifferent simple cases of AVL rotations upon insert</text:p>
          </table:table-cell>
        </table:table-row>
        <table:table-row table:style-name="ro1">
          <table:table-cell office:value-type="string" calcext:value-type="string">
            <text:p>8.1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2in.txt</text:p>
          </table:table-cell>
        </table:table-row>
        <table:table-row table:style-name="ro1">
          <table:table-cell office:value-type="string" calcext:value-type="string">
            <text:p>8.1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2expected.txt</text:p>
          </table:table-cell>
        </table:table-row>
        <table:table-row table:style-name="ro1">
          <table:table-cell office:value-type="string" calcext:value-type="string">
            <text:p>8.1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8.1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table:style-name="ce5" office:value-type="string" calcext:value-type="string">
            <text:p>8.1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ifferent simple cases of AVL rotations upon remove</text:p>
          </table:table-cell>
        </table:table-row>
        <table:table-row table:style-name="ro1">
          <table:table-cell office:value-type="string" calcext:value-type="string">
            <text:p>8.1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3in.txt</text:p>
          </table:table-cell>
        </table:table-row>
        <table:table-row table:style-name="ro1">
          <table:table-cell office:value-type="string" calcext:value-type="string">
            <text:p>8.1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3expected.txt</text:p>
          </table:table-cell>
        </table:table-row>
        <table:table-row table:style-name="ro1">
          <table:table-cell office:value-type="string" calcext:value-type="string">
            <text:p>8.1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3</text:p>
          </table:table-cell>
        </table:table-row>
        <table:table-row table:style-name="ro1">
          <table:table-cell office:value-type="string" calcext:value-type="string">
            <text:p>8.1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table:style-name="ce5" office:value-type="string" calcext:value-type="string">
            <text:p>8.1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onotonous sequences of random length inserted</text:p>
          </table:table-cell>
        </table:table-row>
        <table:table-row table:style-name="ro1">
          <table:table-cell office:value-type="string" calcext:value-type="string">
            <text:p>8.1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4in.txt</text:p>
          </table:table-cell>
        </table:table-row>
        <table:table-row table:style-name="ro1">
          <table:table-cell office:value-type="string" calcext:value-type="string">
            <text:p>8.1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4expected.txt</text:p>
          </table:table-cell>
        </table:table-row>
        <table:table-row table:style-name="ro1">
          <table:table-cell office:value-type="string" calcext:value-type="string">
            <text:p>8.1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4</text:p>
          </table:table-cell>
        </table:table-row>
        <table:table-row table:style-name="ro1">
          <table:table-cell office:value-type="string" calcext:value-type="string">
            <text:p>8.1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table:style-name="ce5" office:value-type="string" calcext:value-type="string">
            <text:p>8.1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onotonous sequences of random length inserted AND deleted</text:p>
          </table:table-cell>
        </table:table-row>
        <table:table-row table:style-name="ro1">
          <table:table-cell office:value-type="string" calcext:value-type="string">
            <text:p>8.15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5in.txt</text:p>
          </table:table-cell>
        </table:table-row>
        <table:table-row table:style-name="ro1">
          <table:table-cell office:value-type="string" calcext:value-type="string">
            <text:p>8.1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5expected.txt</text:p>
          </table:table-cell>
        </table:table-row>
        <table:table-row table:style-name="ro1">
          <table:table-cell office:value-type="string" calcext:value-type="string">
            <text:p>8.1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5</text:p>
          </table:table-cell>
        </table:table-row>
        <table:table-row table:style-name="ro1">
          <table:table-cell office:value-type="string" calcext:value-type="string">
            <text:p>8.1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8.9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Insert in decreasing (colex) order; check rotations</text:p>
          </table:table-cell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9in.txt</text:p>
          </table:table-cell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9expected.txt</text:p>
          </table:table-cell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00:26:55.3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2T14:33:42.735000000</meta:creation-date>
    <dc:date>2020-12-02T03:43:43.682000000</dc:date>
    <meta:editing-duration>PT8H13M40S</meta:editing-duration>
    <meta:editing-cycles>34</meta:editing-cycles>
    <meta:generator>LibreOffice/6.3.2.2$Windows_X86_64 LibreOffice_project/98b30e735bda24bc04ab42594c85f7fd8be07b9c</meta:generator>
    <meta:document-statistic meta:table-count="2" meta:cell-count="1270" meta:object-count="0"/>
  </office:meta>
</office:document-meta>
</file>